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589c3" officeooo:paragraph-rsid="000589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ints earned on kahn academy <text:s/>7-11 in december:28,548</text:p>
      <text:p text:style-name="P1">progress</text:p>
      <text:p text:style-name="P1">html:38%</text:p>
      <text:p text:style-name="P1">sql:144%</text:p>
      <text:p text:style-name="P1">css:0%</text:p>
      <text:p text:style-name="P1">jquery:0%</text:p>
      <text:p text:style-name="P1">cryptography:0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dorris</meta:initial-creator>
    <meta:creation-date>2015-12-14T08:23:44.898198701</meta:creation-date>
    <dc:date>2015-12-14T09:20:44.762141983</dc:date>
    <dc:creator>justin dorris</dc:creator>
    <meta:editing-duration>PT41M49S</meta:editing-duration>
    <meta:editing-cycles>1</meta:editing-cycles>
    <meta:document-statistic meta:table-count="0" meta:image-count="0" meta:object-count="0" meta:page-count="1" meta:paragraph-count="7" meta:word-count="14" meta:character-count="108" meta:non-whitespace-character-count="100"/>
    <meta:generator>LibreOffice/4.2.6.3$Linux_X86_64 LibreOffice_project/420$Build-3</meta:generator>
  </office:meta>
</office:document-meta>
</file>